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veat" svg:font-family="Cave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veat1" svg:font-family="Caveat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1" style:master-page-name="Standard">
      <style:paragraph-properties fo:text-align="center" style:justify-single-word="false" style:page-number="1"/>
    </style:style>
    <style:style style:name="T1" style:family="text">
      <style:text-properties style:font-name="Caveat" style:font-name-asian="Caveat1" style:font-name-complex="Caveat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vi3kwag858ht"/><text:span text:style-name="T1">SOBRE CUIDADOS PESSOAIS DE UMA GAROTA</text:span></text:p>
      <text:p text:style-name="P1"/>
      <text:p text:style-name="Standard"><text:s text:c="3"/>O aplicativo “cuidados pessoais de uma garota”, traz as diversas ideias objetivas sobre cuidados que as garotas precisam ter na sua vida particular desde sua infância até <text:s/>sua vida adulta, com assuntos específicos para cada momento, tornando-os mais especiais.</text:p>
      <text:p text:style-name="Standard"><text:s text:c="3"/>Cada garota deve ter atenção em tudo o que envolve a sua vida principalmente nas questões de saúde e, para isso, ajudaremos a desenvolver suas habilidades para que não seja prejudicada no futuro.</text:p>
      <text:p text:style-name="Standard"><text:s text:c="3"/>Temos como o primeiro objetivo a questão de melhorar sua auto-estima e sua qualidade de vida, usando sempre dicas de profissiona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veat" svg:font-family="Cave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veat1" svg:font-family="Caveat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99" meta:character-count="631" meta:non-whitespace-character-count="526"/>
    <meta:generator>LibreOfficeDev/6.0.5.2$Linux_X86_64 LibreOffice_project/</meta:generator>
  </office:meta>
</office:document-meta>
</file>